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in" fo:line-height="200%" fo:text-align="start" style:justify-single-word="false" fo:text-indent="0in" style:auto-text-indent="true"/>
      <style:text-properties fo:font-size="11pt" fo:font-weight="normal" officeooo:rsid="0005a25a" officeooo:paragraph-rsid="0005a25a" style:font-size-asian="11pt" style:font-weight-asian="normal" style:font-size-complex="11pt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line-height="200%" fo:text-align="start" style:justify-single-word="false" fo:text-indent="0in" style:auto-text-indent="true"/>
      <style:text-properties fo:font-size="11pt" fo:font-weight="normal" officeooo:rsid="0005a25a" officeooo:paragraph-rsid="0006d9fc" style:font-size-asian="11pt" style:font-weight-asian="normal" style:font-size-complex="11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6d9fc" officeooo:paragraph-rsid="0006d9fc" style:font-size-asian="11pt" style:font-weight-asian="normal" style:font-size-complex="11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line-height="200%" fo:text-align="center" style:justify-single-word="false" fo:break-before="page"/>
      <style:text-properties fo:font-size="11pt" fo:font-weight="bold" officeooo:rsid="000980b8" officeooo:paragraph-rsid="00151aa1" style:font-size-asian="11pt" style:font-weight-asian="bold" style:font-size-complex="11pt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bold" officeooo:rsid="000980b8" officeooo:paragraph-rsid="00151aa1" style:font-size-asian="11pt" style:font-weight-asian="bold" style:font-size-complex="11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bold" officeooo:rsid="000980b8" officeooo:paragraph-rsid="00188b3c" style:font-size-asian="11pt" style:font-weight-asian="bold" style:font-size-complex="11pt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bold" officeooo:rsid="001712d2" officeooo:paragraph-rsid="001712d2" style:font-size-asian="11pt" style:font-weight-asian="bold" style:font-size-complex="11pt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style="normal" fo:font-weight="normal" officeooo:rsid="00151aa1" officeooo:paragraph-rsid="001712d2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loext:graphic-properties draw:fill-hatch-name="hatch"/>
      <style:paragraph-properties fo:margin-left="0in" fo:margin-right="0in" fo:line-height="200%" fo:text-align="start" style:justify-single-word="false" fo:text-indent="0in" style:auto-text-indent="true"/>
      <style:text-properties fo:font-size="11pt" fo:font-style="normal" fo:font-weight="normal" officeooo:rsid="001cb562" officeooo:paragraph-rsid="001cb562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44pt" officeooo:rsid="00056cc5" officeooo:paragraph-rsid="00056cc5" style:font-size-asian="44pt" style:font-size-complex="44pt"/>
    </style:style>
    <style:style style:name="P12" style:family="paragraph" style:parent-style-name="Standard">
      <style:paragraph-properties fo:line-height="200%" fo:text-align="center" style:justify-single-word="false"/>
      <style:text-properties fo:font-size="22pt" fo:font-weight="bold" officeooo:rsid="00056cc5" officeooo:paragraph-rsid="00056cc5" style:font-size-asian="22pt" style:font-weight-asian="bold" style:font-size-complex="22pt" style:font-weight-complex="bold"/>
    </style:style>
    <style:style style:name="P13" style:family="paragraph" style:parent-style-name="Standard">
      <style:paragraph-properties fo:line-height="200%" fo:text-align="center" style:justify-single-word="false" fo:break-before="page"/>
      <style:text-properties fo:font-size="22pt" fo:font-weight="bold" officeooo:rsid="001177fa" officeooo:paragraph-rsid="001177fa" style:font-size-asian="22pt" style:font-weight-asian="bold" style:font-size-complex="22pt" style:font-weight-complex="bold"/>
    </style:style>
    <style:style style:name="P14" style:family="paragraph" style:parent-style-name="Standard">
      <style:paragraph-properties fo:line-height="200%" fo:text-align="center" style:justify-single-word="false"/>
      <style:text-properties fo:font-size="22pt" fo:font-weight="bold" officeooo:rsid="001177fa" officeooo:paragraph-rsid="001177fa" style:font-size-asian="22pt" style:font-weight-asian="bold" style:font-size-complex="22pt" style:font-weight-complex="bold"/>
    </style:style>
    <style:style style:name="P15" style:family="paragraph" style:parent-style-name="Standard">
      <style:paragraph-properties fo:line-height="200%" fo:text-align="center" style:justify-single-word="false"/>
      <style:text-properties fo:font-size="22pt" officeooo:rsid="00056cc5" officeooo:paragraph-rsid="00056cc5" style:font-size-asian="22pt" style:font-size-complex="22pt"/>
    </style:style>
    <style:style style:name="P16" style:family="paragraph" style:parent-style-name="Standard">
      <style:paragraph-properties fo:line-height="200%" fo:text-align="center" style:justify-single-word="false" fo:break-before="page"/>
      <style:text-properties fo:font-size="12pt" fo:font-weight="bold" officeooo:rsid="0005a25a" officeooo:paragraph-rsid="0005a25a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200%" fo:text-align="center" style:justify-single-word="false"/>
      <style:text-properties fo:font-size="12pt" fo:font-weight="bold" officeooo:rsid="001177fa" officeooo:paragraph-rsid="001177fa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officeooo:paragraph-rsid="001744b4"/>
    </style:style>
    <style:style style:name="P19" style:family="paragraph" style:parent-style-name="Standard">
      <loext:graphic-properties draw:fill-hatch-name="hatch"/>
      <style:paragraph-properties fo:margin-left="0in" fo:margin-right="0in" fo:line-height="200%" fo:text-align="center" style:justify-single-word="false" fo:text-indent="0in" style:auto-text-indent="true" fo:break-before="page"/>
      <style:text-properties fo:font-size="10.5pt" fo:font-style="normal" fo:font-weight="bold" officeooo:rsid="001cb562" officeooo:paragraph-rsid="001cb562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Standard">
      <loext:graphic-properties draw:fill-hatch-name="hatch"/>
      <style:paragraph-properties fo:line-height="200%" fo:text-align="start" style:justify-single-word="false"/>
      <style:text-properties fo:font-size="10.5pt" fo:font-style="normal" fo:font-weight="bold" officeooo:rsid="001cb562" officeooo:paragraph-rsid="001cb562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980b8" officeooo:paragraph-rsid="000980b8" style:font-size-asian="11pt" style:font-weight-asian="normal" style:font-size-complex="11pt" style:font-weight-complex="normal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5a25a" officeooo:paragraph-rsid="0005a25a" style:font-size-asian="11pt" style:font-weight-asian="normal" style:font-size-complex="11pt" style:font-weight-complex="normal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f970e" officeooo:paragraph-rsid="000f970e" style:font-size-asian="11pt" style:font-weight-asian="normal" style:font-size-complex="11pt" style:font-weight-complex="normal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6d9fc" officeooo:paragraph-rsid="0006d9fc" style:font-size-asian="11pt" style:font-weight-asian="normal" style:font-size-complex="11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style="normal" fo:font-weight="bold" officeooo:rsid="001744b4" officeooo:paragraph-rsid="001744b4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 style:list-style-name="L3">
      <loext:graphic-properties draw:fill-hatch-name="hatch"/>
      <style:paragraph-properties fo:line-height="200%" fo:text-align="start" style:justify-single-word="false"/>
      <style:text-properties fo:font-size="11pt" fo:font-style="normal" fo:font-weight="bold" officeooo:rsid="001cb562" officeooo:paragraph-rsid="001cb562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 style:list-style-name="L3">
      <loext:graphic-properties draw:fill-hatch-name="hatch"/>
      <style:paragraph-properties fo:line-height="200%" fo:text-align="start" style:justify-single-word="false"/>
      <style:text-properties fo:font-size="11pt" fo:font-style="normal" fo:font-weight="bold" officeooo:rsid="001cdeb0" officeooo:paragraph-rsid="001cdeb0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 style:list-style-name="L3">
      <loext:graphic-properties draw:fill-hatch-name="hatch"/>
      <style:paragraph-properties fo:line-height="200%" fo:text-align="start" style:justify-single-word="false"/>
      <style:text-properties fo:font-size="11pt" fo:font-style="normal" fo:font-weight="bold" officeooo:rsid="001d9705" officeooo:paragraph-rsid="001d9705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 style:list-style-name="L3">
      <loext:graphic-properties draw:fill-hatch-name="hatch"/>
      <style:paragraph-properties fo:line-height="200%" fo:text-align="start" style:justify-single-word="false"/>
      <style:text-properties fo:font-size="11pt" fo:font-style="normal" fo:font-weight="bold" officeooo:rsid="001fb044" officeooo:paragraph-rsid="001fb044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loext:graphic-properties draw:fill-hatch-name="hatch"/>
      <style:paragraph-properties fo:margin-left="0in" fo:margin-right="0in" fo:line-height="200%" fo:text-align="center" style:justify-single-word="false" fo:text-indent="0in" style:auto-text-indent="true"/>
      <style:text-properties fo:font-size="11pt" fo:font-style="italic" fo:font-weight="bold" officeooo:rsid="001177fa" officeooo:paragraph-rsid="001177fa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Standard" style:list-style-name="L2">
      <loext:graphic-properties draw:fill-hatch-name="hatch"/>
      <style:paragraph-properties fo:line-height="200%" fo:text-align="start" style:justify-single-word="false"/>
      <style:text-properties fo:font-size="10.5pt" fo:font-style="normal" fo:font-weight="normal" officeooo:rsid="001cb562" officeooo:paragraph-rsid="001cb562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6d9fc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6ef6e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980b8" style:font-style-asian="italic" style:font-weight-asian="bold" style:font-style-complex="italic" style:font-weight-complex="bold"/>
    </style:style>
    <style:style style:name="T6" style:family="text">
      <style:text-properties fo:font-style="italic" officeooo:rsid="0006d9fc" style:font-style-asian="italic" style:font-style-complex="italic"/>
    </style:style>
    <style:style style:name="T7" style:family="text">
      <style:text-properties fo:font-style="italic" officeooo:rsid="0005a25a" style:font-style-asian="italic" style:font-style-complex="italic"/>
    </style:style>
    <style:style style:name="T8" style:family="text">
      <style:text-properties fo:font-style="italic" officeooo:rsid="0006ef6e" style:font-style-asian="italic" style:font-style-complex="italic"/>
    </style:style>
    <style:style style:name="T9" style:family="text">
      <style:text-properties officeooo:rsid="0006ef6e"/>
    </style:style>
    <style:style style:name="T10" style:family="text">
      <style:text-properties officeooo:rsid="00089eb3"/>
    </style:style>
    <style:style style:name="T11" style:family="text">
      <style:text-properties officeooo:rsid="000980b8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980b8" style:font-style-asian="normal" style:font-style-complex="normal"/>
    </style:style>
    <style:style style:name="T14" style:family="text">
      <style:text-properties fo:font-style="normal" officeooo:rsid="000f970e" style:font-style-asian="normal" style:font-style-complex="normal"/>
    </style:style>
    <style:style style:name="T15" style:family="text">
      <style:text-properties fo:font-style="normal" officeooo:rsid="00151aa1" style:font-style-asian="normal" style:font-style-complex="normal"/>
    </style:style>
    <style:style style:name="T16" style:family="text">
      <style:text-properties fo:font-style="normal" fo:font-weight="normal" officeooo:rsid="000f970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51aa1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712d2" style:font-style-asian="normal" style:font-weight-asian="normal" style:font-style-complex="normal" style:font-weight-complex="normal"/>
    </style:style>
    <style:style style:name="T19" style:family="text">
      <style:text-properties officeooo:rsid="000f970e"/>
    </style:style>
    <style:style style:name="T20" style:family="text">
      <style:text-properties officeooo:rsid="001446d4"/>
    </style:style>
    <style:style style:name="T21" style:family="text">
      <style:text-properties fo:font-size="11pt" fo:font-style="normal" fo:font-weight="normal" officeooo:rsid="00151aa1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size="11pt" fo:font-style="normal" fo:font-weight="normal" officeooo:rsid="001712d2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font-style="normal" fo:font-weight="normal" officeooo:rsid="001744b4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font-style="normal" fo:font-weight="bold" officeooo:rsid="001712d2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font-size="11pt" fo:font-style="normal" fo:font-weight="bold" officeooo:rsid="001744b4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officeooo:rsid="001d9705"/>
    </style:style>
    <style:style style:name="T27" style:family="text">
      <style:text-properties fo:font-size="10.5pt" style:font-size-asian="10.5pt" style:font-size-complex="10.5pt"/>
    </style:style>
    <style:style style:name="T2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9" style:family="text">
      <style:text-properties fo:font-size="10.5pt" fo:font-weight="normal" officeooo:rsid="002511a8" style:font-size-asian="10.5pt" style:font-weight-asian="normal" style:font-size-complex="10.5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1"/>
      <text:p text:style-name="P11"/>
      <text:p text:style-name="P12">Saxtalk.com Daily Saxophone Etudes Volume 1</text:p>
      <text:p text:style-name="P15">Eb Edition</text:p>
      <text:p text:style-name="P15">by <text:span text:style-name="T1">Rex Djere</text:span></text:p>
      <text:p text:style-name="P13"/>
      <text:p text:style-name="P14"/>
      <text:p text:style-name="P14"/>
      <text:p text:style-name="P14"/>
      <text:p text:style-name="P14"/>
      <text:p text:style-name="P14"/>
      <text:p text:style-name="P17">This page is intentionally blank.</text:p>
      <text:p text:style-name="P16">About the Author</text:p>
      <text:p text:style-name="P3"><text:span text:style-name="T2">Thank you for starting the adventure of reading and practicing along with </text:span><text:span text:style-name="T3">T</text:span><text:span text:style-name="T2">he Saxtalk.com Daily Saxophone Etudes </text:span><text:span text:style-name="T4">Volume 1</text:span><text:span text:style-name="T2">!</text:span> My name is Rex Djere, and I’<text:span text:style-name="T19">ve been p</text:span>laying <text:span text:style-name="T9">the </text:span>alto saxophone <text:span text:style-name="T20">since</text:span> 1988. I currently play in 2 bands: The <text:span text:style-name="T2">Downriver Community Band</text:span>, a 70-piece large band <text:span text:style-name="T9">based in</text:span> Michigan, and I also play in a Michigan-based blues band called <text:span text:style-name="T4">T</text:span><text:span text:style-name="T2">he Transit Brothers</text:span>. <text:s/></text:p>
      <text:p text:style-name="P2">I was blessed to grow up in Chicago, Illinois during the 1980s and 1990s, and I saw many phenomenal saxophonists at <text:span text:style-name="T11">the</text:span><text:span text:style-name="T4"> </text:span><text:span text:style-name="T2">Jazz Showcas</text:span><text:span text:style-name="T5">e</text:span><text:span text:style-name="T13">, Chicago’s oldest jazz club, founded by Joe Segal in 1947. Here is a list of some of the saxophonists I’ve seen live from 1988 to Present:</text:span></text:p>
      <text:list xml:id="list3549887851" text:style-name="L1">
        <text:list-item>
          <text:p text:style-name="P21">Jackie and René McLean</text:p>
        </text:list-item>
        <text:list-item>
          <text:p text:style-name="P22">Hank Crawford</text:p>
        </text:list-item>
        <text:list-item>
          <text:p text:style-name="P23">Sonny Rollins</text:p>
        </text:list-item>
        <text:list-item>
          <text:p text:style-name="P22">Paquito D’Rivera</text:p>
        </text:list-item>
        <text:list-item>
          <text:p text:style-name="P22">Bud Shank</text:p>
        </text:list-item>
        <text:list-item>
          <text:p text:style-name="P22">Frank Morgan</text:p>
        </text:list-item>
        <text:list-item>
          <text:p text:style-name="P22">Craig Handy</text:p>
        </text:list-item>
        <text:list-item>
          <text:p text:style-name="P22">Ravi Coltrane</text:p>
        </text:list-item>
        <text:list-item>
          <text:p text:style-name="P22">Sharel Cassity</text:p>
        </text:list-item>
        <text:list-item>
          <text:p text:style-name="P24">Phil Woods</text:p>
        </text:list-item>
        <text:list-item>
          <text:p text:style-name="P21">The many great saxophonists in the all-female big band Diva</text:p>
        </text:list-item>
        <text:list-item>
          <text:p text:style-name="P24">Sadao Watanabe (at a Chicago club called the “Park West”)</text:p>
        </text:list-item>
        <text:list-item>
          <text:p text:style-name="P24">David Sanborn (I’ve <text:span text:style-name="T10">seen him </text:span><text:span text:style-name="T11">many times</text:span><text:span text:style-name="T10"> at a</text:span> variety of venues)</text:p>
        </text:list-item>
        <text:list-item>
          <text:p text:style-name="P24">and many many more…….</text:p>
        </text:list-item>
      </text:list>
      <text:p text:style-name="P4"><text:tab/>Each one of these saxophonists inspire<text:span text:style-name="T11">d</text:span> me to new levels, so during the 1990s, I started to write my own saxophone etudes. A few years ago, I discovered MuseScore (<text:a xlink:type="simple" xlink:href="https://musescore.org/" text:style-name="Internet_20_link" text:visited-style-name="Visited_20_Internet_20_Link">https://musescore.org/</text:a>), a VERY powerful music score editor, and it allowed me <text:span text:style-name="T11">to take my etude writing to a new level. This book was born out of the etudes that I wrote using MuseScore.</text:span></text:p>
      <text:p text:style-name="P5">Introduction</text:p>
      <text:p text:style-name="P6">How should you use this book?</text:p>
      <text:p text:style-name="P6"><text:span text:style-name="T16"><text:tab/>This book is written with one goal in mind: </text:span><text:span text:style-name="T14">to boost your saxophone-playing confidence </text:span><text:span text:style-name="T15">and abilities</text:span><text:span text:style-name="T16">. Etudes are exercises which build your familiarity with notes, key signatures, rhythms, phrases, melodic ideas, </text:span><text:span text:style-name="T17">patterns</text:span><text:span text:style-name="T16"> and harmonies. I recommend that you pick one etude per day, and practice it to build your facility on your instrument. Your abilities on your saxophone won’t be built in one day: the</text:span><text:span text:style-name="T17">y</text:span><text:span text:style-name="T16"> are built slowly through </text:span><text:span text:style-name="T17">a disciplined daily regimen.</text:span></text:p>
      <text:p text:style-name="P9"><text:tab/>If you don’t have time to play one full etude per day, then I recommend that you play at least one page of the book per day. For example, I mark each etude that I’ve played with a pencil, and then play a different etude or page during the next day’s practice session. </text:p>
      <text:p text:style-name="P8"><text:span text:style-name="T15">A</text:span><text:span text:style-name="T12">bout this book:</text:span></text:p>
      <text:p text:style-name="P18"><text:span text:style-name="T21"><text:tab/></text:span><text:span text:style-name="T22">This book is fully-open source and licensed under the </text:span><text:span text:style-name="T24">Creative Commons Attribution 4.0 International License (CC BY 4.0)</text:span><text:span text:style-name="T22"> </text:span><text:span text:style-name="T23">(</text:span><text:a xlink:type="simple" xlink:href="https://creativecommons.org/licenses/by/4.0/" text:style-name="Internet_20_link" text:visited-style-name="Visited_20_Internet_20_Link"><text:span text:style-name="T23">https://creativecommons.org/licenses/by/4.0/</text:span></text:a><text:span text:style-name="T23">)</text:span><text:span text:style-name="T22">. The exception to this </text:span><text:span text:style-name="T23">licensing </text:span><text:span text:style-name="T22">is the “Altissimo Fingerings for Alto Saxophone” <text:s/>that I </text:span><text:span text:style-name="T23">include at the beginning of this book</text:span><text:span text:style-name="T22">. </text:span><text:span text:style-name="T24">Doctor Christopher Barrick</text:span><text:span text:style-name="T22"> owns the copyright to the </text:span><text:span text:style-name="T24">“Altissimo Fingerings for Alto Saxophone”</text:span><text:span text:style-name="T22">, and I have included it in this book with his permission. </text:span></text:p>
      <text:p text:style-name="P18"><text:span text:style-name="T22"><text:tab/></text:span><text:span text:style-name="T23">Aside from buying this book on </text:span><text:span text:style-name="T25">Amazon.com</text:span><text:span text:style-name="T23">, </text:span><text:span text:style-name="T22">The etudes in this book are available both on </text:span><text:span text:style-name="T24">Musescore.com</text:span><text:span text:style-name="T22"> </text:span><text:span text:style-name="T23">(</text:span><text:a xlink:type="simple" xlink:href="https://musescore.com/user/18100066" text:style-name="Internet_20_link" text:visited-style-name="Visited_20_Internet_20_Link"><text:span text:style-name="T23">https://musescore.com/user/18100066</text:span></text:a><text:span text:style-name="T23">) and on </text:span><text:span text:style-name="T25">GitHub.com </text:span><text:span text:style-name="T23">(</text:span><text:a xlink:type="simple" xlink:href="https://github.com/RexDjere/DailySaxEtudesVol1" text:style-name="Internet_20_link" text:visited-style-name="Visited_20_Internet_20_Link"><text:span text:style-name="T23">https://github.com/RexDjere/DailySaxEtudesVol1</text:span></text:a><text:span text:style-name="T23">). </text:span></text:p>
      <text:p text:style-name="P25">About Altissimo Fingerings:</text:p>
      <text:p text:style-name="P7"><text:span text:style-name="T17"><text:tab/></text:span><text:span text:style-name="T18">At this time, I can reliably play up to a high D on alto saxophone (one octave above the palm D), so none of the etudes go above a high D. Please use Doctor Christopher Barrick’s excellent “Altissimo Fingerings for Alto Saxophone” at the beginning of this book to master playing the saxophone’s altissimo notes fluidly. </text:span><text:span text:style-name="T16">Please enjoy playing </text:span><text:span text:style-name="T6">T</text:span><text:span text:style-name="T7">he Saxtalk.com Daily Saxophone Etudes </text:span><text:span text:style-name="T8">Volume 1!!!!</text:span></text:p>
      <text:p text:style-name="P19">Giving <text:span text:style-name="T26">c</text:span>redit to <text:span text:style-name="T26">the </text:span>Free Software <text:span text:style-name="T26">Projects used to write this book</text:span></text:p>
      <text:p text:style-name="P10"><text:span text:style-name="T27">As much as possible, I tried to use only </text:span><text:a xlink:type="simple" xlink:href="https://en.wikipedia.org/wiki/Free_software" text:style-name="Internet_20_link" text:visited-style-name="Visited_20_Internet_20_Link"><text:span text:style-name="T27">Free Software</text:span></text:a><text:span text:style-name="T27">/Open-Source Software to create this book. Free Software has nothing to do with price: Free Software is software that guarantees the user four essential freedoms:</text:span></text:p>
      <text:list xml:id="list100953076" text:style-name="L2">
        <text:list-item>
          <text:p text:style-name="P31"><text:span text:style-name="T1">Freedom 1</text:span>: the freedom to run the software in any way that you see fit.</text:p>
        </text:list-item>
        <text:list-item>
          <text:p text:style-name="P31"><text:span text:style-name="T1">Freedom 2</text:span>: the freedom to study all of the software’s source code.</text:p>
        </text:list-item>
        <text:list-item>
          <text:p text:style-name="P31"><text:span text:style-name="T1">Freedom 3</text:span>: the freedom to change the software’s source code in any way necessary to meet your needs, or the needs of your organization.</text:p>
        </text:list-item>
        <text:list-item>
          <text:p text:style-name="P31"><text:span text:style-name="T1">Freedom 4</text:span>: the freedom to re-distribute your changed version of the software in a way that ensures that the person that you distribute it to still has all four freedoms.</text:p>
        </text:list-item>
      </text:list>
      <text:p text:style-name="P20">I used the following Free Software computer programs to create this book:</text:p>
      <text:list xml:id="list4239795794" text:style-name="L3">
        <text:list-item>
          <text:p text:style-name="P26"><text:span text:style-name="T27">MuseScore: </text:span><text:a xlink:type="simple" xlink:href="https://en.wikipedia.org/wiki/MuseScore" text:style-name="Internet_20_link" text:visited-style-name="Visited_20_Internet_20_Link"><text:span text:style-name="T28">MuseScore</text:span></text:a><text:span text:style-name="T28"> is an excellent program for writing music scores. I used it to write all of the etudes in this book. </text:span></text:p>
        </text:list-item>
        <text:list-item>
          <text:p text:style-name="P26"><text:span text:style-name="T27">Audacity</text:span><text:span text:style-name="T28">: </text:span><text:a xlink:type="simple" xlink:href="https://en.wikipedia.org/wiki/Audacity_(audio_editor)" text:style-name="Internet_20_link" text:visited-style-name="Visited_20_Internet_20_Link"><text:span text:style-name="T28">Audacity</text:span></text:a><text:span text:style-name="T28"> is a Free Software audio editor. I used it to edit audio files of me playing the etudes in this book that I will post o</text:span><text:span text:style-name="T29">n</text:span><text:span text:style-name="T28"> SoundCloud, and other audio-sharing platforms.</text:span></text:p>
        </text:list-item>
        <text:list-item>
          <text:p text:style-name="P27"><text:span text:style-name="T27">OBS Studio</text:span><text:span text:style-name="T28">: </text:span><text:a xlink:type="simple" xlink:href="https://en.wikipedia.org/wiki/OBS_Studio" text:style-name="Internet_20_link" text:visited-style-name="Visited_20_Internet_20_Link"><text:span text:style-name="T28">OBS Studio</text:span></text:a><text:span text:style-name="T28"> is a Free Software screen-casting and screen-capture application that I used to capture videos of my etudes playing to post on YouTube, and other social media websites.</text:span></text:p>
        </text:list-item>
        <text:list-item>
          <text:p text:style-name="P27"><text:span text:style-name="T27">VLC media player and Rhythmbox</text:span><text:span text:style-name="T28">: I used </text:span><text:a xlink:type="simple" xlink:href="https://en.wikipedia.org/wiki/VLC_media_player" text:style-name="Internet_20_link" text:visited-style-name="Visited_20_Internet_20_Link"><text:span text:style-name="T28">VLC</text:span></text:a><text:span text:style-name="T28"> and </text:span><text:a xlink:type="simple" xlink:href="https://en.wikipedia.org/wiki/Rhythmbox" text:style-name="Internet_20_link" text:visited-style-name="Visited_20_Internet_20_Link"><text:span text:style-name="T28">Rhythmbox</text:span></text:a><text:span text:style-name="T28"> to listen to audio files of the etudes to find errors prior to posting them on audio-sharing websites.</text:span></text:p>
        </text:list-item>
        <text:list-item>
          <text:p text:style-name="P27"><text:span text:style-name="T27">Pop!_OS GNU/Linux</text:span><text:span text:style-name="T28">: All work that I did to write this book was done on a desktop personal computer running the Free Sotfware GNU/Linux computer operating system known as </text:span><text:a xlink:type="simple" xlink:href="https://en.wikipedia.org/wiki/Pop!_OS" text:style-name="Internet_20_link" text:visited-style-name="Visited_20_Internet_20_Link"><text:span text:style-name="T28">Pop!_OS</text:span></text:a><text:span text:style-name="T28">.</text:span></text:p>
        </text:list-item>
        <text:list-item>
          <text:p text:style-name="P27"><text:span text:style-name="T27">PDF Arranger</text:span><text:span text:style-name="T28">: I used </text:span><text:a xlink:type="simple" xlink:href="https://github.com/pdfarranger/pdfarranger" text:style-name="Internet_20_link" text:visited-style-name="Visited_20_Internet_20_Link"><text:span text:style-name="T28">PDF Arranger</text:span></text:a><text:span text:style-name="T28"> to arrange the pages of the pdf manuscript of this book that I submitted to Amazon for publishing.</text:span></text:p>
        </text:list-item>
        <text:list-item>
          <text:p text:style-name="P28"><text:span text:style-name="T27">Xournal++</text:span><text:span text:style-name="T28">: I used </text:span><text:a xlink:type="simple" xlink:href="https://xournalpp.github.io/" text:style-name="Internet_20_link" text:visited-style-name="Visited_20_Internet_20_Link"><text:span text:style-name="T28">Xournal++</text:span></text:a><text:span text:style-name="T28"> to add pages numbers and other text to the pages of this book.</text:span></text:p>
        </text:list-item>
        <text:list-item>
          <text:p text:style-name="P29"><text:span text:style-name="T27">LibreOffice</text:span><text:span text:style-name="T28">: </text:span><text:a xlink:type="simple" xlink:href="https://en.wikipedia.org//wiki/LibreOffice" text:style-name="Internet_20_link" text:visited-style-name="Visited_20_Internet_20_Link"><text:span text:style-name="T28">LibreOffice</text:span></text:a><text:span text:style-name="T28"> is a Free Software office suite analogous to Microsoft Office. I used LibreOffice Writer, the word processor in the LibreOffice Suite, to write all of the text-only pages of this book.</text:span></text:p>
        </text:list-item>
      </text:list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22. Rex Djere. https://saxtalk.com. License: CC BY 4.0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7:16:59.797506053</meta:creation-date>
    <meta:generator>LibreOffice/7.3.7.2$Linux_X86_64 LibreOffice_project/30$Build-2</meta:generator>
    <dc:date>2022-12-24T21:21:59.069365390</dc:date>
    <meta:editing-duration>PT1H11M10S</meta:editing-duration>
    <meta:editing-cycles>19</meta:editing-cycles>
    <meta:print-date>2022-12-24T21:08:17.588485733</meta:print-date>
    <meta:document-statistic meta:table-count="0" meta:image-count="0" meta:object-count="0" meta:page-count="5" meta:paragraph-count="47" meta:word-count="935" meta:character-count="5460" meta:non-whitespace-character-count="4585"/>
  </office:meta>
</office:document-meta>
</file>